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formula="of:=DDE(&quot;soffice&quot;;&quot;/home/kyoshida/libo/contrib/test-files/calc/dde/src-data.ods&quot;;&quot;Src.A1&quot;)" office:value-type="string" office:string-value="Center">
            <text:p>Center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number-matrix-columns-spanned="3" table:number-matrix-rows-spanned="3" table:formula="of:=DDE(&quot;soffice&quot;;&quot;/home/kyoshida/libo/contrib/test-files/calc/dde/src-data.ods&quot;;&quot;Src.C5:E7&quot;)" office:value-type="string" office:string-value="F1">
            <text:p>F1</text:p>
          </table:table-cell>
          <table:table-cell office:value-type="string" office:string-value="F2">
            <text:p>F2</text:p>
          </table:table-cell>
          <table:table-cell office:value-type="string" office:string-value="F3">
            <text:p>F3</text:p>
          </table:table-cell>
        </table:table-row>
        <table:table-row table:style-name="ro1">
          <table:table-cell/>
          <table:table-cell office:value-type="string" office:string-value="Monday">
            <text:p>Monday</text:p>
          </table:table-cell>
          <table:table-cell office:value-type="string" office:string-value="Kohei">
            <text:p>Kohei</text:p>
          </table:table-cell>
          <table:table-cell office:value-type="float" office:value="0.5969539289">
            <text:p>0.5969539289</text:p>
          </table:table-cell>
        </table:table-row>
        <table:table-row table:style-name="ro1">
          <table:table-cell/>
          <table:table-cell office:value-type="string" office:string-value="Tuesday">
            <text:p>Tuesday</text:p>
          </table:table-cell>
          <table:table-cell office:value-type="string" office:string-value="Jamie">
            <text:p>Jamie</text:p>
          </table:table-cell>
          <table:table-cell office:value-type="float" office:value="0.0236561014">
            <text:p>0.02365610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de-links>
        <table:dde-link>
          <office:dde-source office:dde-application="soffice" office:dde-topic="/home/kyoshida/libo/contrib/test-files/calc/dde/src-data.ods" office:dde-item="Src.C5:E7" office:automatic-update="true"/>
          <table:table>
            <table:table-column table:number-columns-repeated="3"/>
            <table:table-row>
              <table:table-cell office:value-type="string" office:string-value="F1"/>
              <table:table-cell office:value-type="string" office:string-value="F2"/>
              <table:table-cell office:value-type="string" office:string-value="F3"/>
            </table:table-row>
            <table:table-row>
              <table:table-cell office:value-type="string" office:string-value="Monday"/>
              <table:table-cell office:value-type="string" office:string-value="Kohei"/>
              <table:table-cell office:value-type="float" office:value="0.5969539289"/>
            </table:table-row>
            <table:table-row>
              <table:table-cell office:value-type="string" office:string-value="Tuesday"/>
              <table:table-cell office:value-type="string" office:string-value="Jamie"/>
              <table:table-cell office:value-type="float" office:value="0.0236561014"/>
            </table:table-row>
          </table:table>
        </table:dde-link>
        <table:dde-link>
          <office:dde-source office:dde-application="soffice" office:dde-topic="/home/kyoshida/libo/contrib/test-files/calc/dde/src-data.ods" office:dde-item="Src.A1" office:automatic-update="true"/>
          <table:table>
            <table:table-column/>
            <table:table-row>
              <table:table-cell office:value-type="string" office:string-value="Center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04/18/2011</text:date>, <text:time>14:1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0-06-30T17:10:51</meta:creation-date>
    <dc:date>2011-04-18T14:10:47</dc:date>
    <dc:creator>Kohei Yoshida</dc:creator>
    <meta:editing-duration>PT4M25S</meta:editing-duration>
    <meta:editing-cycles>8</meta:editing-cycles>
    <meta:generator>LibreOffice/3.4$Unix LibreOffice_project/300m103$Build-1</meta:generator>
    <meta:document-statistic meta:table-count="3" meta:cell-count="10" meta:object-count="0"/>
  </office:meta>
</office:document-meta>
</file>